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text-properties style:font-name="Liberation Sans1" fo:font-size="12pt" fo:font-weight="normal" officeooo:rsid="0018b2c7" officeooo:paragraph-rsid="001756cb" style:font-size-asian="12pt" style:font-weight-asian="normal" style:font-name-complex="Ubuntu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13c907" officeooo:paragraph-rsid="001b67bf" style:font-size-asian="12pt" style:font-weight-asian="normal" style:font-name-complex="Ubuntu" style:font-size-complex="12pt" style:font-weight-complex="normal"/>
    </style:style>
    <style:style style:name="P4" style:family="paragraph" style:parent-style-name="Table_20_Contents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1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1" fo:font-size="12pt" fo:font-weight="normal" officeooo:rsid="001756cb" officeooo:paragraph-rsid="002af86d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1" fo:font-size="12pt" fo:font-weight="normal" officeooo:rsid="001f8249" officeooo:paragraph-rsid="001f8249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1" fo:font-size="12pt" fo:font-weight="normal" officeooo:rsid="0018b2c7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1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1" fo:font-size="12pt" fo:font-weight="normal" officeooo:rsid="0019ad9a" officeooo:paragraph-rsid="0027da25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1" fo:font-size="12pt" fo:font-weight="normal" officeooo:rsid="001f89b1" officeooo:paragraph-rsid="001f89b1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1" fo:font-size="12pt" fo:font-weight="normal" officeooo:rsid="000f2103" officeooo:paragraph-rsid="001caae1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1" fo:font-size="12pt" fo:font-weight="normal" officeooo:rsid="001d7d53" officeooo:paragraph-rsid="001b67bf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1" fo:font-size="12pt" fo:font-weight="normal" officeooo:rsid="0018c833" officeooo:paragraph-rsid="001b67bf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1" fo:font-size="12pt" fo:font-weight="normal" officeooo:rsid="001b67bf" officeooo:paragraph-rsid="002f9f34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1" fo:font-size="12pt" fo:font-weight="normal" officeooo:rsid="002f9f34" officeooo:paragraph-rsid="002f9f34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1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1" fo:font-weight="normal" officeooo:paragraph-rsid="0019ad9a" style:font-weight-asian="normal" style:font-weight-complex="normal"/>
    </style:style>
    <style:style style:name="P19" style:family="paragraph" style:parent-style-name="Table_20_Contents">
      <style:text-properties style:font-name="Liberation Sans1" fo:font-weight="normal" officeooo:paragraph-rsid="002376ec" style:font-weight-asian="normal" style:font-weight-complex="normal"/>
    </style:style>
    <style:style style:name="P20" style:family="paragraph" style:parent-style-name="Table_20_Contents">
      <style:text-properties style:font-name="Liberation Sans1" fo:font-weight="normal" officeooo:paragraph-rsid="002662ff" style:font-weight-asian="normal" style:font-weight-complex="normal"/>
    </style:style>
    <style:style style:name="P21" style:family="paragraph" style:parent-style-name="Table_20_Contents" style:list-style-name="L1">
      <style:text-properties style:font-name="Liberation Sans1" fo:font-size="12pt" fo:font-weight="normal" officeooo:rsid="002e23b9" officeooo:paragraph-rsid="002e23b9" style:font-size-asian="12pt" style:font-weight-asian="normal" style:font-name-complex="Ubuntu" style:font-size-complex="12pt" style:font-weight-complex="normal"/>
    </style:style>
    <style:style style:name="P22" style:family="paragraph" style:parent-style-name="Table_20_Contents" style:list-style-name="L2">
      <style:text-properties style:font-name="Liberation Sans1" fo:font-size="12pt" fo:font-weight="normal" officeooo:rsid="00220ae6" officeooo:paragraph-rsid="001b67bf" style:font-size-asian="12pt" style:font-weight-asian="normal" style:font-size-complex="12pt" style:font-weight-complex="normal"/>
    </style:style>
    <style:style style:name="P23" style:family="paragraph" style:parent-style-name="Table_20_Contents" style:list-style-name="L3">
      <style:paragraph-properties fo:text-align="start" style:justify-single-word="false"/>
      <style:text-properties style:font-name="Liberation Sans1" fo:font-size="12pt" fo:font-weight="normal" officeooo:rsid="002f9f34" officeooo:paragraph-rsid="002f9f34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1" fo:font-size="12pt" fo:font-weight="bold" officeooo:paragraph-rsid="000b6921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1" fo:font-size="12pt" fo:font-weight="bold" officeooo:rsid="001b67bf" officeooo:paragraph-rsid="001b67bf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1" fo:font-size="12pt" fo:font-weight="bold" officeooo:rsid="0035d1f2" officeooo:paragraph-rsid="0035d1f2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Liberation Sans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 style:list-style-name="L2">
      <style:text-properties style:font-name="Liberation Sans1" fo:font-weight="normal" officeooo:paragraph-rsid="001b67bf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ffffff" style:font-name="Liberation Sans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662ff"/>
    </style:style>
    <style:style style:name="T5" style:family="text">
      <style:text-properties officeooo:rsid="001b67bf"/>
    </style:style>
    <style:style style:name="T6" style:family="text">
      <style:text-properties fo:font-size="12pt" officeooo:rsid="00259b04" style:font-size-asian="12pt" style:font-size-complex="12pt"/>
    </style:style>
    <style:style style:name="T7" style:family="text">
      <style:text-properties fo:font-size="12pt" officeooo:rsid="00220ae6" style:font-size-asian="12pt" style:font-size-complex="12pt"/>
    </style:style>
    <style:style style:name="T8" style:family="text">
      <style:text-properties fo:font-size="12pt" officeooo:rsid="0019ad9a" style:font-size-asian="12pt" style:font-size-complex="12pt"/>
    </style:style>
    <style:style style:name="T9" style:family="text">
      <style:text-properties fo:font-size="12pt" officeooo:rsid="002662ff" style:font-size-asian="12pt" style:font-size-complex="12pt"/>
    </style:style>
    <style:style style:name="T10" style:family="text">
      <style:text-properties fo:font-size="12pt" officeooo:rsid="001f89b1" style:font-size-asian="12pt" style:font-size-complex="12pt"/>
    </style:style>
    <style:style style:name="T11" style:family="text">
      <style:text-properties fo:font-size="12pt" officeooo:rsid="002376ec" style:font-size-asian="12pt" style:font-size-complex="12pt"/>
    </style:style>
    <style:style style:name="T12" style:family="text">
      <style:text-properties fo:font-size="12pt" officeooo:rsid="002992d4" style:font-size-asian="12pt" style:font-size-complex="12pt"/>
    </style:style>
    <style:style style:name="T13" style:family="text">
      <style:text-properties fo:font-size="12pt" officeooo:rsid="002cfd43" style:font-size-asian="12pt" style:font-size-complex="12pt"/>
    </style:style>
    <style:style style:name="T14" style:family="text">
      <style:text-properties fo:font-size="12pt" officeooo:rsid="0035731c" style:font-size-asian="12pt" style:font-size-complex="12pt"/>
    </style:style>
    <style:style style:name="T15" style:family="text">
      <style:text-properties fo:font-size="12pt" officeooo:rsid="0030726b" style:font-size-asian="12pt" style:font-size-complex="12pt"/>
    </style:style>
    <style:style style:name="T16" style:family="text">
      <style:text-properties officeooo:rsid="002ae730"/>
    </style:style>
    <style:style style:name="T17" style:family="text">
      <style:text-properties officeooo:rsid="002e56fd"/>
    </style:style>
    <style:style style:name="T18" style:family="text">
      <style:text-properties officeooo:rsid="001f89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693022576336">
          <table:table-cell table:style-name="Tabela1.A1" table:number-columns-spanned="2" office:value-type="string">
            <text:p text:style-name="P24"><text:span text:style-name="T1">Nome do caso de uso: </text:span><text:span text:style-name="T2">UC - </text:span><text:span text:style-name="T3">00</text:span><text:span text:style-name="T4">5</text:span></text:p>
          </table:table-cell>
          <table:covered-table-cell/>
        </table:table-row>
        <table:table-row table:style-name="TableLine94693022758096">
          <table:table-cell table:style-name="Tabela1.A8" office:value-type="string">
            <text:p text:style-name="P25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4693022780640">
          <table:table-cell table:style-name="Tabela1.A8" office:value-type="string">
            <text:p text:style-name="P25">Ator secundário</text:p>
          </table:table-cell>
          <table:table-cell table:style-name="Tabela1.B8" office:value-type="string">
            <text:p text:style-name="P4"/>
          </table:table-cell>
        </table:table-row>
        <table:table-row table:style-name="TableLine94693022781280">
          <table:table-cell table:style-name="Tabela1.A8" office:value-type="string">
            <text:p text:style-name="P32">Descrição</text:p>
          </table:table-cell>
          <table:table-cell table:style-name="Tabela1.B8" office:value-type="string">
            <text:p text:style-name="P7">Cadastrar agenda</text:p>
          </table:table-cell>
        </table:table-row>
        <table:table-row table:style-name="TableLine94693022781920">
          <table:table-cell table:style-name="Tabela1.A8" office:value-type="string">
            <text:p text:style-name="P26">Pré-condição</text:p>
          </table:table-cell>
          <table:table-cell table:style-name="Tabela1.B8" office:value-type="string">
            <text:p text:style-name="P8"/>
            <text:list xml:id="list3923712245" text:style-name="L1">
              <text:list-item>
                <text:p text:style-name="P21">Cliente cadastrado</text:p>
              </text:list-item>
              <text:list-item>
                <text:p text:style-name="P21">Animal cadastrado</text:p>
              </text:list-item>
            </text:list>
            <text:p text:style-name="P2"/>
          </table:table-cell>
        </table:table-row>
        <table:table-row table:style-name="Tabela1.6">
          <table:table-cell table:style-name="Tabela1.A8" office:value-type="string">
            <text:p text:style-name="P26">Pós-condição</text:p>
          </table:table-cell>
          <table:table-cell table:style-name="Tabela1.B8" office:value-type="string">
            <text:p text:style-name="P9">Exibir os dados cadastrados <text:span text:style-name="T5">na pesquisa.</text:span></text:p>
          </table:table-cell>
        </table:table-row>
        <table:table-row table:style-name="Tabela1.7">
          <table:table-cell table:style-name="Tabela1.A12" office:value-type="string">
            <text:p text:style-name="P27">Entradas</text:p>
          </table:table-cell>
          <table:table-cell table:style-name="Tabela1.B12" office:value-type="string">
            <text:p text:style-name="P5"/>
            <text:p text:style-name="P18"><text:span text:style-name="T14">DATA</text:span><text:span text:style-name="T8"> </text:span><text:span text:style-name="T9">-</text:span><text:span text:style-name="T8"> </text:span><text:span text:style-name="T10">Data</text:span></text:p>
            <text:p text:style-name="P10">SELETOR - Hora</text:p>
            <text:p text:style-name="P10"><text:span text:style-name="T18">SELETOR</text:span><text:span text:style-name="T10"> - Minuto</text:span></text:p>
            <text:p text:style-name="P19"><text:span text:style-name="T15">SELETOR</text:span><text:span text:style-name="T11"> </text:span><text:span text:style-name="T9">-</text:span><text:span text:style-name="T11"> Nome do </text:span><text:span text:style-name="T12">cliente</text:span></text:p>
            <text:p text:style-name="P20"><text:span text:style-name="T15">SELETOR</text:span><text:span text:style-name="T9"> - Nome do animal</text:span></text:p>
            <text:p text:style-name="P18"><text:span text:style-name="T8">TEXTO - </text:span><text:span text:style-name="T13">Observações</text:span></text:p>
            <text:p text:style-name="P11">SELETOR - <text:s/>Status</text:p>
            <text:p text:style-name="P6"/>
          </table:table-cell>
        </table:table-row>
        <table:table-row table:style-name="TableLine94693022784608">
          <table:table-cell table:style-name="Tabela1.A8" office:value-type="string">
            <text:p text:style-name="P28">Prioridade</text:p>
          </table:table-cell>
          <table:table-cell table:style-name="Tabela1.B8" office:value-type="string">
            <text:p text:style-name="P12">Essencial</text:p>
          </table:table-cell>
        </table:table-row>
        <table:table-row table:style-name="TableLine94693022785296">
          <table:table-cell table:style-name="Tabela1.A9" table:number-columns-spanned="2" office:value-type="string">
            <text:p text:style-name="P34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9">Fluxo principal</text:p>
          </table:table-cell>
          <table:table-cell table:style-name="Tabela1.B12" office:value-type="string">
            <text:p text:style-name="P13"/>
            <text:list xml:id="list3668074027" text:style-name="L2">
              <text:list-item>
                <text:p text:style-name="P33"><text:span text:style-name="T6">Preencher</text:span><text:span text:style-name="T7"> </text:span><text:span text:style-name="T6">os dados</text:span></text:p>
              </text:list-item>
              <text:list-item>
                <text:p text:style-name="P22"><text:span text:style-name="T16">Clicar em s</text:span>alvar</text:p>
              </text:list-item>
            </text:list>
            <text:p text:style-name="P14"/>
          </table:table-cell>
        </table:table-row>
        <table:table-row table:style-name="Tabela1.11">
          <table:table-cell table:style-name="Tabela1.A12" office:value-type="string">
            <text:p text:style-name="P29">Fluxo secundário</text:p>
          </table:table-cell>
          <table:table-cell table:style-name="Tabela1.B12" office:value-type="string">
            <text:p text:style-name="P4"/>
          </table:table-cell>
        </table:table-row>
        <table:table-row table:style-name="Tabela1.11">
          <table:table-cell table:style-name="Tabela1.A12" office:value-type="string">
            <text:p text:style-name="P30">Regras</text:p>
          </table:table-cell>
          <table:table-cell table:style-name="Tabela1.B12" office:value-type="string">
            <text:p text:style-name="P15"/>
            <text:p text:style-name="P16">Preencher dados obrigatórios</text:p>
            <text:p text:style-name="P16"/>
            <text:list xml:id="list1680093037" text:style-name="L3">
              <text:list-item>
                <text:p text:style-name="P23">Data</text:p>
              </text:list-item>
              <text:list-item>
                <text:p text:style-name="P23">Nome do cliente</text:p>
              </text:list-item>
              <text:list-item>
                <text:p text:style-name="P23">Nome do animal</text:p>
              </text:list-item>
            </text:list>
            <text:p text:style-name="P15"/>
          </table:table-cell>
        </table:table-row>
        <table:table-row table:style-name="TableLine94693022788944">
          <table:table-cell table:style-name="Tabela1.A13" office:value-type="string">
            <text:p text:style-name="P31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693022790544">
          <table:table-cell table:style-name="Tabela1.A14" office:value-type="string">
            <text:p text:style-name="P29">Versão</text:p>
          </table:table-cell>
          <table:table-cell table:style-name="Tabela1.B14" office:value-type="string">
            <text:p text:style-name="P17"><text:span text:style-name="T5">1</text:span>.<text:span text:style-name="T17">1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3M21S</meta:editing-duration>
    <meta:editing-cycles>48</meta:editing-cycles>
    <meta:generator>LibreOffice/6.4.7.2$Linux_X86_64 LibreOffice_project/40$Build-2</meta:generator>
    <dc:date>2022-09-23T11:55:17.070920761</dc:date>
    <meta:document-statistic meta:table-count="1" meta:image-count="0" meta:object-count="0" meta:page-count="1" meta:paragraph-count="35" meta:word-count="91" meta:character-count="536" meta:non-whitespace-character-count="486"/>
  </office:meta>
</office:document-meta>
</file>